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Mono" svg:font-family="'Liberation Mono'"/>
    <style:font-face style:name="Symbol" svg:font-family="Symbol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text-align="start" style:justify-single-word="false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Liberation Mono" fo:font-size="13pt" fo:font-weight="bold" fo:background-color="transparent" style:font-name-asian="Liberation Mono" style:font-name-complex="Liberation Mono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Liberation Mono" fo:font-size="10pt" fo:font-weight="normal" fo:background-color="transparent" style:font-name-asian="Liberation Mono" style:font-name-complex="Liberation Mono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Calibri1" fo:font-size="10pt" fo:font-weight="normal" fo:background-color="transparent" style:font-name-asian="Calibri1" style:font-name-complex="Calibri1"/>
    </style:style>
    <style:style style:name="P8" style:family="paragraph" style:parent-style-name="Standard" style:list-style-name="L1">
      <style:paragraph-properties fo:line-height="100%" fo:text-align="start" style:justify-single-word="false"/>
      <style:text-properties fo:color="#666666" style:text-line-through-style="solid" style:text-line-through-type="single" style:font-name="Liberation Mono" fo:font-size="10pt" fo:font-weight="normal" officeooo:rsid="002529b9" fo:background-color="transparent" style:font-name-asian="Liberation Mono" style:font-name-complex="Liberation Mono"/>
    </style:style>
    <style:style style:name="P9" style:family="paragraph" style:parent-style-name="Standard" style:list-style-name="L1">
      <style:paragraph-properties fo:line-height="100%" fo:text-align="start" style:justify-single-word="false"/>
      <style:text-properties fo:color="#666666" style:text-line-through-style="solid" style:text-line-through-type="single" style:font-name="Liberation Mono" fo:font-size="10pt" fo:font-weight="normal" officeooo:rsid="002529b9" officeooo:paragraph-rsid="002529b9" fo:background-color="transparent" style:font-name-asian="Liberation Mono" style:font-name-complex="Liberation Mono"/>
    </style:style>
    <style:style style:name="P10" style:family="paragraph" style:parent-style-name="Standard" style:list-style-name="L5">
      <style:paragraph-properties fo:line-height="100%" fo:text-align="start" style:justify-single-word="false"/>
      <style:text-properties fo:color="#666666" style:text-line-through-style="solid" style:text-line-through-type="single" style:font-name="Calibri1" fo:font-size="10pt" fo:font-weight="normal" fo:background-color="transparent" style:font-name-asian="Calibri1" style:font-name-complex="Calibri1"/>
    </style:style>
    <style:style style:name="P11" style:family="paragraph" style:parent-style-name="Standard" style:list-style-name="L5">
      <style:paragraph-properties fo:line-height="100%" fo:text-align="start" style:justify-single-word="false"/>
      <style:text-properties fo:color="#666666" style:text-line-through-style="solid" style:text-line-through-type="single" style:font-name="Calibri1" fo:font-size="10pt" fo:font-weight="normal" officeooo:rsid="001fd992" officeooo:paragraph-rsid="001fd992" fo:background-color="transparent" style:font-name-asian="Calibri1" style:font-name-complex="Calibri1"/>
    </style:style>
    <style:style style:name="P12" style:family="paragraph" style:parent-style-name="Standard" style:list-style-name="L5">
      <style:paragraph-properties fo:line-height="100%" fo:text-align="start" style:justify-single-word="false"/>
      <style:text-properties fo:color="#666666" style:text-line-through-style="solid" style:text-line-through-type="single" style:font-name="Calibri1" fo:font-size="10pt" fo:font-weight="normal" officeooo:rsid="001fd992" officeooo:paragraph-rsid="002b8e6e" fo:background-color="transparent" style:font-name-asian="Calibri1" style:font-name-complex="Calibri1"/>
    </style:style>
    <style:style style:name="P13" style:family="paragraph" style:parent-style-name="Standard" style:list-style-name="L5">
      <style:paragraph-properties fo:line-height="100%" fo:text-align="start" style:justify-single-word="false"/>
      <style:text-properties fo:color="#666666" style:text-line-through-style="solid" style:text-line-through-type="single" style:font-name="Calibri1" fo:font-size="10pt" fo:font-weight="normal" officeooo:rsid="001fd992" officeooo:paragraph-rsid="00329c91" fo:background-color="transparent" style:font-name-asian="Calibri1" style:font-name-complex="Calibri1"/>
    </style:style>
    <style:style style:name="P14" style:family="paragraph" style:parent-style-name="Standard" style:list-style-name="L5">
      <style:paragraph-properties fo:line-height="100%" fo:text-align="start" style:justify-single-word="false"/>
      <style:text-properties fo:color="#666666" style:text-line-through-style="solid" style:text-line-through-type="single" style:font-name="Calibri1" fo:font-size="10pt" fo:font-weight="normal" officeooo:rsid="0022d39f" officeooo:paragraph-rsid="0022d39f" fo:background-color="transparent" style:font-name-asian="Calibri1" style:font-name-complex="Calibri1"/>
    </style:style>
    <style:style style:name="P15" style:family="paragraph" style:parent-style-name="Standard" style:list-style-name="L1">
      <style:paragraph-properties fo:margin-left="-0.635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Liberation Mono" fo:font-size="10pt" fo:font-weight="normal" fo:background-color="transparent" style:font-name-asian="Liberation Mono" style:font-name-complex="Liberation Mono"/>
    </style:style>
    <style:style style:name="P16" style:family="paragraph" style:parent-style-name="Standard" style:list-style-name="L2">
      <style:paragraph-properties fo:margin-left="-0.635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Liberation Mono" fo:font-size="10pt" fo:font-weight="normal" fo:background-color="transparent" style:font-name-asian="Liberation Mono" style:font-name-complex="Liberation Mono"/>
    </style:style>
    <style:style style:name="P17" style:family="paragraph" style:parent-style-name="Standard" style:list-style-name="L4">
      <style:paragraph-properties fo:margin-left="-0.635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Liberation Mono" fo:font-size="10pt" fo:font-weight="normal" fo:background-color="transparent" style:font-name-asian="Liberation Mono" style:font-name-complex="Liberation Mono"/>
    </style:style>
    <style:style style:name="P18" style:family="paragraph" style:parent-style-name="Standard" style:list-style-name="L3">
      <style:paragraph-properties fo:margin-left="-0.635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Calibri1" fo:font-size="10pt" fo:font-weight="normal" fo:background-color="transparent" style:font-name-asian="Calibri1" style:font-name-complex="Calibri1"/>
    </style:style>
    <style:style style:name="P19" style:family="paragraph" style:parent-style-name="Standard" style:list-style-name="L4">
      <style:paragraph-properties fo:margin-left="-0.635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Calibri1" fo:font-size="10pt" fo:font-weight="normal" fo:background-color="transparent" style:font-name-asian="Calibri1" style:font-name-complex="Calibri1"/>
    </style:style>
    <style:style style:name="P20" style:family="paragraph" style:parent-style-name="Standard" style:list-style-name="L5">
      <style:paragraph-properties fo:margin-left="-0.635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Calibri1" fo:font-size="10pt" fo:font-weight="normal" fo:background-color="transparent" style:font-name-asian="Calibri1" style:font-name-complex="Calibri1"/>
    </style:style>
    <style:style style:name="P21" style:family="paragraph" style:parent-style-name="Standard" style:list-style-name="L2">
      <style:paragraph-properties fo:margin-left="-0.635cm" fo:margin-right="0cm" fo:line-height="100%" fo:text-align="start" style:justify-single-word="false" fo:text-indent="0.635cm" style:auto-text-indent="false"/>
      <style:text-properties fo:color="#000000" style:font-name="Liberation Mono" fo:font-size="10pt" fo:font-weight="bold" fo:background-color="#fff200" style:font-name-asian="Liberation Mono" style:font-name-complex="Liberation Mono"/>
    </style:style>
    <style:style style:name="P22" style:family="paragraph" style:parent-style-name="Standard" style:list-style-name="L2">
      <style:paragraph-properties fo:margin-left="-0.635cm" fo:margin-right="0cm" fo:line-height="100%" fo:text-align="start" style:justify-single-word="false" fo:text-indent="0.635cm" style:auto-text-indent="false"/>
      <style:text-properties fo:color="#a5a5a5" style:text-line-through-style="solid" style:text-line-through-type="single" style:font-name="Liberation Mono" fo:font-size="10pt" fo:font-weight="bold" fo:background-color="transparent" style:font-name-asian="Liberation Mono" style:font-name-complex="Liberation Mono"/>
    </style:style>
    <style:style style:name="P23" style:family="paragraph" style:parent-style-name="Standard" style:list-style-name="L3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Liberation Mono" fo:font-size="10pt" fo:font-weight="bold" fo:background-color="#ffff00" style:font-name-asian="Liberation Mono" style:font-name-complex="Liberation Mono"/>
    </style:style>
    <style:style style:name="P24" style:family="paragraph" style:parent-style-name="Standard" style:list-style-name="L3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Calibri1" fo:font-size="10pt" fo:font-weight="bold" fo:background-color="transparent" style:font-name-asian="Calibri1" style:font-name-complex="Calibri1"/>
    </style:style>
    <style:style style:name="P25" style:family="paragraph" style:parent-style-name="Standard" style:list-style-name="L3">
      <style:paragraph-properties fo:margin-left="-0.635cm" fo:margin-right="0cm" fo:line-height="100%" fo:text-align="start" style:justify-single-word="false" fo:text-indent="0.635cm" style:auto-text-indent="false"/>
    </style:style>
    <style:style style:name="P26" style:family="paragraph" style:parent-style-name="Standard" style:list-style-name="L4">
      <style:paragraph-properties fo:margin-left="-0.635cm" fo:margin-right="0cm" fo:line-height="100%" fo:text-align="start" style:justify-single-word="false" fo:text-indent="0.635cm" style:auto-text-indent="false"/>
    </style:style>
    <style:style style:name="P27" style:family="paragraph" style:parent-style-name="Standard" style:list-style-name="L5">
      <style:paragraph-properties fo:margin-left="-0.635cm" fo:margin-right="0cm" fo:line-height="100%" fo:text-align="start" style:justify-single-word="false" fo:text-indent="0.635cm" style:auto-text-indent="false"/>
    </style:style>
    <style:style style:name="P28" style:family="paragraph" style:parent-style-name="Standard" style:list-style-name="L1">
      <style:paragraph-properties fo:margin-left="0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Liberation Mono" fo:font-size="10pt" fo:font-weight="normal" fo:background-color="transparent" style:font-name-asian="Liberation Mono" style:font-name-complex="Liberation Mono"/>
    </style:style>
    <style:style style:name="P29" style:family="paragraph" style:parent-style-name="Standard" style:list-style-name="L2">
      <style:paragraph-properties fo:margin-left="0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Liberation Mono" fo:font-size="10pt" fo:font-weight="normal" fo:background-color="transparent" style:font-name-asian="Liberation Mono" style:font-name-complex="Liberation Mono"/>
    </style:style>
    <style:style style:name="P30" style:family="paragraph" style:parent-style-name="Standard" style:list-style-name="L1">
      <style:paragraph-properties fo:margin-left="0cm" fo:margin-right="0cm" fo:line-height="100%" fo:text-align="start" style:justify-single-word="false" fo:text-indent="0.635cm" style:auto-text-indent="false"/>
      <style:text-properties style:use-window-font-color="true" style:font-name="Liberation Mono" fo:font-size="10pt" fo:font-weight="bold" fo:background-color="transparent" style:font-name-asian="Liberation Mono" style:font-name-complex="Liberation Mono"/>
    </style:style>
    <style:style style:name="P31" style:family="paragraph" style:parent-style-name="Standard" style:list-style-name="L2">
      <style:paragraph-properties fo:margin-left="0.635cm" fo:margin-right="0cm" fo:line-height="100%" fo:text-align="start" style:justify-single-word="false" fo:text-indent="0cm" style:auto-text-indent="false"/>
      <style:text-properties fo:color="#666666" style:text-line-through-style="solid" style:text-line-through-type="single" style:font-name="Liberation Mono" fo:font-size="10pt" fo:font-weight="normal" fo:background-color="transparent" style:font-name-asian="Liberation Mono" style:font-name-complex="Liberation Mono"/>
    </style:style>
    <style:style style:name="P32" style:family="paragraph" style:parent-style-name="Standard" style:list-style-name="L5">
      <style:paragraph-properties fo:margin-left="0.635cm" fo:margin-right="0cm" fo:line-height="100%" fo:text-align="start" style:justify-single-word="false" fo:text-indent="0cm" style:auto-text-indent="false"/>
      <style:text-properties fo:color="#666666" style:text-line-through-style="solid" style:text-line-through-type="single" style:font-name="Calibri1" fo:font-size="10pt" fo:font-weight="normal" fo:background-color="transparent" style:font-name-asian="Calibri1" style:font-name-complex="Calibri1"/>
    </style:style>
    <style:style style:name="P33" style:family="paragraph" style:parent-style-name="Standard" style:list-style-name="L3">
      <style:paragraph-properties fo:margin-left="0.635cm" fo:margin-right="0cm" fo:line-height="100%" fo:text-align="start" style:justify-single-word="false" fo:text-indent="0cm" style:auto-text-indent="false"/>
    </style:style>
    <style:style style:name="P34" style:family="paragraph" style:parent-style-name="Standard" style:list-style-name="L3">
      <style:paragraph-properties fo:margin-left="0.635cm" fo:margin-right="0cm" fo:line-height="100%" fo:text-align="start" style:justify-single-word="false" fo:text-indent="0cm" style:auto-text-indent="false"/>
      <style:text-properties style:use-window-font-color="true" style:font-name="Calibri1" fo:font-size="10pt" fo:font-weight="bold" fo:background-color="transparent" style:font-name-asian="Calibri1" style:font-name-complex="Calibri1"/>
    </style:style>
    <style:style style:name="T1" style:family="text">
      <style:text-properties style:use-window-font-color="true" style:font-name="Liberation Mono" fo:font-size="13pt" fo:font-weight="bold" fo:background-color="transparent" loext:char-shading-value="0" style:font-name-asian="Liberation Mono" style:font-name-complex="Liberation Mono"/>
    </style:style>
    <style:style style:name="T2" style:family="text">
      <style:text-properties style:use-window-font-color="true" style:font-name="Liberation Mono" fo:font-size="22pt" fo:font-weight="bold" fo:background-color="transparent" loext:char-shading-value="0" style:font-name-asian="Liberation Mono" style:font-name-complex="Liberation Mono"/>
    </style:style>
    <style:style style:name="T3" style:family="text">
      <style:text-properties style:use-window-font-color="true" style:font-name="Liberation Mono" fo:font-size="10pt" fo:font-weight="bold" fo:background-color="transparent" loext:char-shading-value="0" style:font-name-asian="Liberation Mono" style:font-name-complex="Liberation Mono"/>
    </style:style>
    <style:style style:name="T4" style:family="text">
      <style:text-properties style:use-window-font-color="true" style:font-name="Liberation Mono" fo:font-size="10pt" fo:font-weight="normal" fo:background-color="transparent" loext:char-shading-value="0" style:font-name-asian="Liberation Mono" style:font-name-complex="Liberation Mono"/>
    </style:style>
    <style:style style:name="T5" style:family="text">
      <style:text-properties fo:color="#21409a" style:font-name="Liberation Mono" fo:font-size="13pt" fo:font-weight="bold" fo:background-color="transparent" loext:char-shading-value="0" style:font-name-asian="Liberation Mono" style:font-name-complex="Liberation Mono"/>
    </style:style>
    <style:style style:name="T6" style:family="text">
      <style:text-properties fo:color="#666666" style:text-line-through-style="solid" style:text-line-through-type="single" style:font-name="Calibri1" fo:font-size="10pt" fo:font-weight="normal" fo:background-color="transparent" loext:char-shading-value="0" style:font-name-asian="Calibri1" style:font-name-complex="Calibri1"/>
    </style:style>
    <style:style style:name="T7" style:family="text">
      <style:text-properties fo:color="#666666" style:text-line-through-style="solid" style:text-line-through-type="single" style:font-name="Calibri1" fo:font-size="10pt" fo:font-weight="bold" fo:background-color="transparent" loext:char-shading-value="0" style:font-name-asian="Calibri1" style:font-name-complex="Calibri1"/>
    </style:style>
    <style:style style:name="T8" style:family="text">
      <style:text-properties fo:color="#666666" style:font-name="Calibri1" fo:font-size="10pt" fo:font-weight="normal" fo:background-color="transparent" loext:char-shading-value="0" style:font-name-asian="Calibri1" style:font-name-complex="Calibri1"/>
    </style:style>
    <style:style style:name="T9" style:family="text">
      <style:text-properties fo:color="#0000ff" style:text-line-through-style="solid" style:text-line-through-type="single" style:font-name="Liberation Mono" fo:font-size="10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Liberation Mono" style:font-name-complex="Liberation Mono"/>
    </style:style>
    <style:style style:name="T10" style:family="text">
      <style:text-properties officeooo:rsid="00254ff6"/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><text:span text:style-name="T1"><text:tab/></text:span><text:span text:style-name="T2">TASKS</text:span></text:p>
      <text:p text:style-name="P4"/>
      <text:p text:style-name="P5">New Features</text:p>
      <text:p text:style-name="P2"><text:span text:style-name="T1"><text:tab/></text:span><text:span text:style-name="T5">Admin user</text:span></text:p>
      <text:list xml:id="list3497369167" text:style-name="L1">
        <text:list-item>
          <text:p text:style-name="P15">Only give “Delete” and “Deliver” button actions</text:p>
        </text:list-item>
        <text:list-item>
          <text:p text:style-name="P28">implement Delete function</text:p>
        </text:list-item>
        <text:list-item>
          <text:p text:style-name="P15">Add “Archive order” button and functionality</text:p>
        </text:list-item>
        <text:list-item>
          <text:p text:style-name="P30">Adjust archive table column spacing</text:p>
        </text:list-item>
        <text:list-item>
          <text:p text:style-name="P30">add diferint row color for every other row</text:p>
        </text:list-item>
        <text:list-item>
          <text:p text:style-name="P30">limmit number of shown rows</text:p>
        </text:list-item>
        <text:list-item>
          <text:p text:style-name="P30">add scroll bar</text:p>
        </text:list-item>
        <text:list-item>
          <text:p text:style-name="P8">Do not show money for admin user</text:p>
        </text:list-item>
        <text:list-item>
          <text:p text:style-name="P9"><text:span text:style-name="T10">I</text:span>ndicate archived orders is empty when empty</text:p>
        </text:list-item>
        <text:list-item>
          <text:p text:style-name="P15">Add table to store “Archived”(Delivered) orders</text:p>
        </text:list-item>
        <text:list-item>
          <text:p text:style-name="P15">Remove “Place order” and “Show inventory” buttons</text:p>
        </text:list-item>
      </text:list>
      <text:p text:style-name="P2"><text:span text:style-name="T4"><text:tab/></text:span><text:span text:style-name="T5">Non-Admin user</text:span></text:p>
      <text:list xml:id="list1594576723" text:style-name="L2">
        <text:list-item>
          <text:p text:style-name="P16">Add inventory for non-admin users</text:p>
        </text:list-item>
        <text:list-item>
          <text:p text:style-name="P31">add View Inventory function</text:p>
        </text:list-item>
        <text:list-item>
          <text:p text:style-name="P16">Inventory functions: Eat/sell for half price?</text:p>
        </text:list-item>
        <text:list-item>
          <text:p text:style-name="P16">Add cancel button function</text:p>
        </text:list-item>
        <text:list-item>
          <text:p text:style-name="P16">Hide “Update order”/all button when an order is canceled</text:p>
        </text:list-item>
        <text:list-item>
          <text:p text:style-name="P16">Disable and grey-out all buttons</text:p>
        </text:list-item>
        <text:list-item>
          <text:p text:style-name="P16">Add mouse-over popup on order_num to view products in order</text:p>
        </text:list-item>
        <text:list-item>
          <text:p text:style-name="P16">Add “Collect” button and functionality to collect order and add items to inventory</text:p>
        </text:list-item>
        <text:list-item>
          <text:p text:style-name="P29">Change status of order once order has been colected</text:p>
        </text:list-item>
        <text:list-item>
          <text:p text:style-name="P16">Add money for user to be able to order products</text:p>
        </text:list-item>
        <text:list-item>
          <text:p text:style-name="P16">Indicate which oder is being canceled</text:p>
        </text:list-item>
        <text:list-item>
          <text:p text:style-name="P16">Add logout feature</text:p>
        </text:list-item>
        <text:list-item>
          <text:p text:style-name="P21">Update tables live instead of loading whole table.</text:p>
        </text:list-item>
        <text:list-item>
          <text:p text:style-name="P16">Add gamble feature to get money.</text:p>
        </text:list-item>
        <text:list-item>
          <text:p text:style-name="P16">Add message in inventory when empty to show that inventory is empty.</text:p>
        </text:list-item>
        <text:list-item>
          <text:p text:style-name="P16">Implement money deduction from an order that is updated</text:p>
        </text:list-item>
        <text:list-item>
          <text:p text:style-name="P16">Add feature to actually take money when ordering items.</text:p>
        </text:list-item>
        <text:list-item>
          <text:p text:style-name="P22">Calculation for total price is working. Need to now deduct it from user money.</text:p>
        </text:list-item>
        <text:list-item>
          <text:p text:style-name="P16">Implement total price when placing order</text:p>
        </text:list-item>
      </text:list>
      <text:p text:style-name="P6"><text:tab/></text:p>
      <text:p text:style-name="P4"/>
      <text:p text:style-name="P4"/>
      <text:p text:style-name="P5">Front-End Tweaking</text:p>
      <text:list xml:id="list1327013897" text:style-name="L3">
        <text:list-item>
          <text:p text:style-name="P23">Table columns spacing</text:p>
        </text:list-item>
        <text:list-item>
          <text:p text:style-name="P23">Table custom width</text:p>
        </text:list-item>
        <text:list-item>
          <text:p text:style-name="P23">Horizontally align multiple buttons in cell</text:p>
        </text:list-item>
        <text:list-item>
          <text:p text:style-name="P25"><text:span text:style-name="T3">Keep position of current datatable page when refreshing tabl</text:span><text:span text:style-name="T4">e</text:span></text:p>
        </text:list-item>
        <text:list-item>
          <text:p text:style-name="P18">Change DataTable cell text color based on text</text:p>
        </text:list-item>
        <text:list-item>
          <text:p text:style-name="P24">Set style for order number to stand out. Indicating that a user can hover over it to view ordered items</text:p>
        </text:list-item>
        <text:list-item>
          <text:p text:style-name="P33"><text:span text:style-name="T6">give color and make </text:span><text:span text:style-name="T7">bold</text:span></text:p>
        </text:list-item>
        <text:list-item>
          <text:p text:style-name="P34">view order details when hovering over order number</text:p>
        </text:list-item>
      </text:list>
      <text:p text:style-name="P4"/>
      <text:p text:style-name="P4"/>
      <text:p text:style-name="P5">Bugs</text:p>
      <text:list xml:id="list478792193" text:style-name="L4">
        <text:list-item>
          <text:p text:style-name="P17">Datatable’s second page’s buttons not disabling when an order’s status is “Canceled”</text:p>
        </text:list-item>
        <text:list-item>
          <text:p text:style-name="P26"><text:a xlink:type="simple" xlink:href="https://www.gyrocode.com/articles/jquery-datatables-custom-control-does-not-work-on-second-page/" text:style-name="Internet_20_link" text:visited-style-name="Visited_20_Internet_20_Link"><text:span text:style-name="T9">https://www.gyrocode.com/articles/jquery-datatables-custom-control-does-not-work-on-second-page/</text:span></text:a></text:p>
        </text:list-item>
        <text:list-item>
          <text:p text:style-name="P17">On table refresh, set button html markup to empty string if status is canceled.</text:p>
        </text:list-item>
        <text:list-item>
          <text:p text:style-name="P19"><text:soft-page-break/>When deleting the last order, the order does not go away.</text:p>
        </text:list-item>
      </text:list>
      <text:p text:style-name="P7">After table is cleared, table is never redrawn. Added table.clear()draw(); It is now working.</text:p>
      <text:list xml:id="list2828950574" text:style-name="L5">
        <text:list-item>
          <text:p text:style-name="P10">Not getting money when selling an item for 0.50.</text:p>
        </text:list-item>
        <text:list-item>
          <text:p text:style-name="P20">changed bind_param(“ii”) to (“di”) to use correct decimal format.</text:p>
        </text:list-item>
        <text:list-item>
          <text:p text:style-name="P10">when inventory is empty and re opening inventory, all items are showing as 0 quantity.</text:p>
        </text:list-item>
        <text:list-item>
          <text:p text:style-name="P27"><text:span text:style-name="T6">Changed sql query to remove row when item quantity is </text:span><text:span text:style-name="T8">0</text:span></text:p>
        </text:list-item>
        <text:list-item>
          <text:p text:style-name="P10">After order has been delivered/placed the value shows “Rnull.00”.</text:p>
        </text:list-item>
        <text:list-item>
          <text:p text:style-name="P10">Update order does not populate input fields with order details.</text:p>
        </text:list-item>
        <text:list-item>
          <text:p text:style-name="P10">Money not being deducted from user money after order has been placed.</text:p>
        </text:list-item>
        <text:list-item>
          <text:p text:style-name="P10">Place order dialog does not go away after order has been placed.</text:p>
        </text:list-item>
        <text:list-item>
          <text:p text:style-name="P10">Only one user(janedoe) can place orders.</text:p>
        </text:list-item>
        <text:list-item>
          <text:p text:style-name="P10">Archived orders giving empty results when “Show archived orders” button is clicked.</text:p>
        </text:list-item>
        <text:list-item>
          <text:p text:style-name="P32">check table in mysql "at work" if it exists</text:p>
        </text:list-item>
        <text:list-item>
          <text:p text:style-name="P10">order cost value shows R2.5.00 in view_orders_table</text:p>
        </text:list-item>
        <text:list-item>
          <text:p text:style-name="P10">order still gets placed even if users does not have enough money</text:p>
        </text:list-item>
        <text:list-item>
          <text:p text:style-name="P11">As admin in Archived orders, correct user to display user who made order</text:p>
        </text:list-item>
        <text:list-item>
          <text:p text:style-name="P14">total_order_price label not showing correct money on click update order</text:p>
        </text:list-item>
        <text:list-item>
          <text:p text:style-name="P12">max money is 9999.99 in data base. However money goes beyond that in app</text:p>
        </text:list-item>
        <text:list-item>
          <text:p text:style-name="P13">mouseover on order details only works when page refreshes. Not after an order has been placed to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Mono" svg:font-family="'Liberation Mono'"/>
    <style:font-face style:name="Symbol" svg:font-family="Symbol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4T14:56:07.134660636</dc:date>
    <meta:editing-duration>PT2H50M15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2" meta:paragraph-count="67" meta:word-count="582" meta:character-count="3307" meta:non-whitespace-character-count="2846"/>
  </office:meta>
</office:document-meta>
</file>